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1400000014AD6AE355.png"/>
  <manifest:file-entry manifest:media-type="image/png" manifest:full-path="Pictures/100000000000001400000014E7701FDD.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1778in" fo:margin-left="0.3986in" fo:margin-right="0.3486in" table:align="margins"/>
    </style:style>
    <style:style style:name="Table1.A" style:family="table-column">
      <style:table-column-properties style:column-width="2in" style:rel-column-width="21216*"/>
    </style:style>
    <style:style style:name="Table1.B" style:family="table-column">
      <style:table-column-properties style:column-width="4.1778in" style:rel-column-width="44319*"/>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4" style:family="table">
      <style:table-properties style:width="6.1778in" fo:margin-left="0.3986in" fo:margin-right="0.3486in" table:align="margins"/>
    </style:style>
    <style:style style:name="Table4.A" style:family="table-column">
      <style:table-column-properties style:column-width="2in" style:rel-column-width="21216*"/>
    </style:style>
    <style:style style:name="Table4.B" style:family="table-column">
      <style:table-column-properties style:column-width="4.1778in" style:rel-column-width="44319*"/>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7" style:family="table">
      <style:table-properties style:width="6.1778in" fo:margin-left="0.3986in" fo:margin-right="0.3486in" table:align="margins"/>
    </style:style>
    <style:style style:name="Table7.A" style:family="table-column">
      <style:table-column-properties style:column-width="2in" style:rel-column-width="21216*"/>
    </style:style>
    <style:style style:name="Table7.B" style:family="table-column">
      <style:table-column-properties style:column-width="4.1778in" style:rel-column-width="44319*"/>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2" style:family="table">
      <style:table-properties style:width="6.1778in" fo:margin-left="0.3986in" fo:margin-right="0.3486in" table:align="margins"/>
    </style:style>
    <style:style style:name="Table2.A" style:family="table-column">
      <style:table-column-properties style:column-width="2in" style:rel-column-width="21216*"/>
    </style:style>
    <style:style style:name="Table2.B" style:family="table-column">
      <style:table-column-properties style:column-width="4.1778in" style:rel-column-width="44319*"/>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1778in" fo:margin-left="0.3986in" fo:margin-right="0.3486in" table:align="margins"/>
    </style:style>
    <style:style style:name="Table3.A" style:family="table-column">
      <style:table-column-properties style:column-width="2in" style:rel-column-width="21216*"/>
    </style:style>
    <style:style style:name="Table3.B" style:family="table-column">
      <style:table-column-properties style:column-width="4.1778in" style:rel-column-width="44319*"/>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5" style:family="table">
      <style:table-properties style:width="6.1778in" fo:margin-left="0.3986in" fo:margin-right="0.3486in" table:align="margins"/>
    </style:style>
    <style:style style:name="Table5.A" style:family="table-column">
      <style:table-column-properties style:column-width="2in" style:rel-column-width="21216*"/>
    </style:style>
    <style:style style:name="Table5.B" style:family="table-column">
      <style:table-column-properties style:column-width="4.1778in" style:rel-column-width="44319*"/>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8" style:family="table">
      <style:table-properties style:width="6.1778in" fo:margin-left="0.3986in" fo:margin-right="0.3486in" table:align="margins"/>
    </style:style>
    <style:style style:name="Table8.A" style:family="table-column">
      <style:table-column-properties style:column-width="2in" style:rel-column-width="21216*"/>
    </style:style>
    <style:style style:name="Table8.B" style:family="table-column">
      <style:table-column-properties style:column-width="4.1778in" style:rel-column-width="44319*"/>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6" style:family="table">
      <style:table-properties style:width="6.9229in" table:align="left"/>
    </style:style>
    <style:style style:name="Table6.A" style:family="table-column">
      <style:table-column-properties style:column-width="1.1701in"/>
    </style:style>
    <style:style style:name="Table6.B" style:family="table-column">
      <style:table-column-properties style:column-width="2.5556in"/>
    </style:style>
    <style:style style:name="Table6.C" style:family="table-column">
      <style:table-column-properties style:column-width="3.1972in"/>
    </style:style>
    <style:style style:name="Table6.A1" style:family="table-cell">
      <style:table-cell-properties fo:padding="0.0382in" fo:border-left="none" fo:border-right="none" fo:border-top="none" fo:border-bottom="0.0007in solid #000000"/>
    </style:style>
    <style:style style:name="Table6.A8" style:family="table-cell">
      <style:table-cell-properties fo:padding="0.0382in" fo:border="none"/>
    </style:style>
    <style:style style:name="P1" style:family="paragraph" style:parent-style-name="Footer">
      <style:paragraph-properties fo:text-align="end"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officeooo:paragraph-rsid="0020e34b"/>
    </style:style>
    <style:style style:name="P4" style:family="paragraph" style:parent-style-name="Text_20_body">
      <style:text-properties fo:font-weight="normal" officeooo:rsid="0010f56e" officeooo:paragraph-rsid="0010f56e" style:font-weight-asian="normal" style:font-weight-complex="normal"/>
    </style:style>
    <style:style style:name="P5" style:family="paragraph" style:parent-style-name="Text_20_body">
      <style:paragraph-properties fo:margin-left="0.4925in" fo:margin-right="0in" fo:text-indent="0in" style:auto-text-indent="false"/>
    </style:style>
    <style:style style:name="P6" style:family="paragraph" style:parent-style-name="Text_20_body">
      <style:paragraph-properties fo:margin-left="0.4925in" fo:margin-right="0in" fo:text-indent="0in" style:auto-text-indent="false"/>
      <style:text-properties fo:font-weight="bold" style:font-weight-asian="bold" style:font-weight-complex="bold"/>
    </style:style>
    <style:style style:name="P7" style:family="paragraph" style:parent-style-name="Text_20_body">
      <style:paragraph-properties fo:margin-left="0.4925in" fo:margin-right="0in" fo:text-indent="0in" style:auto-text-indent="false"/>
      <style:text-properties fo:font-weight="bold" officeooo:rsid="002413df" officeooo:paragraph-rsid="002413df" style:font-weight-asian="bold" style:font-weight-complex="bold"/>
    </style:style>
    <style:style style:name="P8" style:family="paragraph" style:parent-style-name="Text_20_body">
      <style:paragraph-properties fo:margin-left="0.4925in" fo:margin-right="0in" fo:text-indent="0in" style:auto-text-indent="false"/>
      <style:text-properties fo:font-weight="bold" officeooo:rsid="001518be" officeooo:paragraph-rsid="001518be" style:font-weight-asian="bold" style:font-weight-complex="bold"/>
    </style:style>
    <style:style style:name="P9" style:family="paragraph" style:parent-style-name="Text_20_body">
      <style:paragraph-properties fo:margin-left="0.4925in" fo:margin-right="0in" fo:text-indent="0in" style:auto-text-indent="false"/>
      <style:text-properties officeooo:paragraph-rsid="0014be46"/>
    </style:style>
    <style:style style:name="P10" style:family="paragraph" style:parent-style-name="Text_20_body">
      <style:paragraph-properties fo:margin-left="0.4925in" fo:margin-right="0in" fo:text-indent="0in" style:auto-text-indent="false"/>
      <style:text-properties officeooo:paragraph-rsid="002413df"/>
    </style:style>
    <style:style style:name="P11" style:family="paragraph" style:parent-style-name="Text_20_body">
      <style:paragraph-properties fo:margin-left="0.4925in" fo:margin-right="0in" fo:text-indent="0in" style:auto-text-indent="false"/>
      <style:text-properties officeooo:rsid="001518be" officeooo:paragraph-rsid="00246611"/>
    </style:style>
    <style:style style:name="P12" style:family="paragraph" style:parent-style-name="Text_20_body">
      <style:paragraph-properties fo:margin-left="0.9846in" fo:margin-right="0in" fo:text-indent="0in" style:auto-text-indent="false"/>
    </style:style>
    <style:style style:name="P13" style:family="paragraph" style:parent-style-name="Text_20_body">
      <style:paragraph-properties fo:margin-left="0.9846in" fo:margin-right="0in" fo:text-indent="0in" style:auto-text-indent="false"/>
      <style:text-properties officeooo:paragraph-rsid="000f598e"/>
    </style:style>
    <style:style style:name="P14" style:family="paragraph" style:parent-style-name="Text_20_body">
      <style:paragraph-properties fo:margin-left="0.9846in" fo:margin-right="0in" fo:text-indent="0in" style:auto-text-indent="false"/>
      <style:text-properties officeooo:rsid="0023f890" officeooo:paragraph-rsid="0023f890"/>
    </style:style>
    <style:style style:name="P15" style:family="paragraph" style:parent-style-name="Heading">
      <style:paragraph-properties fo:text-align="center" style:justify-single-word="false"/>
      <style:text-properties style:font-name="Arial" fo:font-size="24pt" style:font-size-asian="24pt" style:font-size-complex="24pt"/>
    </style:style>
    <style:style style:name="P16" style:family="paragraph" style:parent-style-name="Table_20_Contents">
      <style:text-properties fo:font-size="10.5pt" style:font-size-asian="10.5pt" style:font-size-complex="10.5pt"/>
    </style:style>
    <style:style style:name="P17" style:family="paragraph" style:parent-style-name="Table_20_Contents">
      <style:text-properties fo:font-size="10.5pt" officeooo:paragraph-rsid="001710b6" style:font-size-asian="10.5pt" style:font-size-complex="10.5pt"/>
    </style:style>
    <style:style style:name="P18" style:family="paragraph" style:parent-style-name="Table_20_Contents">
      <style:text-properties fo:font-size="10.5pt" officeooo:paragraph-rsid="001a0f7d" style:font-size-asian="10.5pt" style:font-size-complex="10.5pt"/>
    </style:style>
    <style:style style:name="P19" style:family="paragraph" style:parent-style-name="Table_20_Contents">
      <style:text-properties fo:font-size="10.5pt" officeooo:paragraph-rsid="001bceba" style:font-size-asian="10.5pt" style:font-size-complex="10.5pt"/>
    </style:style>
    <style:style style:name="P20" style:family="paragraph" style:parent-style-name="Table_20_Contents">
      <style:text-properties fo:font-size="10.5pt" officeooo:paragraph-rsid="001e61b0" style:font-size-asian="10.5pt" style:font-size-complex="10.5pt"/>
    </style:style>
    <style:style style:name="P21" style:family="paragraph" style:parent-style-name="Table_20_Contents">
      <style:text-properties fo:font-size="10.5pt" officeooo:rsid="0019648a" officeooo:paragraph-rsid="001bceba" style:font-size-asian="10.5pt" style:font-size-complex="10.5pt"/>
    </style:style>
    <style:style style:name="P22" style:family="paragraph" style:parent-style-name="Table_20_Contents">
      <style:text-properties fo:font-size="10.5pt" officeooo:rsid="001a0f7d" officeooo:paragraph-rsid="001a0f7d" style:font-size-asian="10.5pt" style:font-size-complex="10.5pt"/>
    </style:style>
    <style:style style:name="P23" style:family="paragraph" style:parent-style-name="Table_20_Contents">
      <style:text-properties fo:font-size="10.5pt" officeooo:rsid="001710b6" officeooo:paragraph-rsid="001710b6" style:font-size-asian="10.5pt" style:font-size-complex="10.5pt"/>
    </style:style>
    <style:style style:name="P24" style:family="paragraph" style:parent-style-name="Table_20_Contents">
      <style:text-properties fo:font-size="10.5pt" officeooo:rsid="0017d02c" officeooo:paragraph-rsid="0017d02c" style:font-size-asian="10.5pt" style:font-size-complex="10.5pt"/>
    </style:style>
    <style:style style:name="P25" style:family="paragraph" style:parent-style-name="Table_20_Contents">
      <style:text-properties fo:font-size="10.5pt" officeooo:rsid="0018f7a9" officeooo:paragraph-rsid="0018f7a9" style:font-size-asian="10.5pt" style:font-size-complex="10.5pt"/>
    </style:style>
    <style:style style:name="P26" style:family="paragraph" style:parent-style-name="Table_20_Contents">
      <style:text-properties fo:font-size="10.5pt" officeooo:rsid="001e61b0" officeooo:paragraph-rsid="001e61b0" style:font-size-asian="10.5pt" style:font-size-complex="10.5pt"/>
    </style:style>
    <style:style style:name="P27" style:family="paragraph" style:parent-style-name="Standard">
      <style:paragraph-properties fo:text-align="center" style:justify-single-word="false"/>
      <style:text-properties style:font-name="Arial" fo:font-size="12pt" style:font-size-asian="12pt" style:font-size-complex="12pt"/>
    </style:style>
    <style:style style:name="P28" style:family="paragraph" style:parent-style-name="Standard">
      <style:paragraph-properties fo:text-align="center" style:justify-single-word="false"/>
      <style:text-properties style:font-name="Arial" fo:font-size="8pt" style:font-size-asian="8pt" style:font-size-complex="8pt"/>
    </style:style>
    <style:style style:name="P29" style:family="paragraph" style:parent-style-name="Text_20_body">
      <style:paragraph-properties fo:margin-left="0.9846in" fo:margin-right="0in" fo:text-indent="-0.4in" style:auto-text-indent="false"/>
      <style:text-properties fo:font-weight="bold" style:font-weight-asian="bold" style:font-weight-complex="bold"/>
    </style:style>
    <style:style style:name="P30" style:family="paragraph" style:parent-style-name="Text_20_body">
      <style:paragraph-properties fo:margin-left="0.9846in" fo:margin-right="0in" fo:text-indent="-0.4in" style:auto-text-indent="false"/>
      <style:text-properties fo:font-weight="bold" officeooo:rsid="0014be46" officeooo:paragraph-rsid="0014be46" style:font-weight-asian="bold" style:font-weight-complex="bold"/>
    </style:style>
    <style:style style:name="P31" style:family="paragraph" style:parent-style-name="Text_20_body">
      <style:paragraph-properties fo:margin-left="0.4925in" fo:margin-right="0in" fo:text-indent="-0.4in" style:auto-text-indent="false"/>
    </style:style>
    <style:style style:name="P32" style:family="paragraph" style:parent-style-name="Text_20_body">
      <style:paragraph-properties fo:margin-left="0.4925in" fo:margin-right="0in" fo:text-indent="-0.4in" style:auto-text-indent="false"/>
      <style:text-properties officeooo:rsid="00258539" officeooo:paragraph-rsid="00258539"/>
    </style:style>
    <style:style style:name="P33" style:family="paragraph" style:parent-style-name="Text_20_body">
      <style:paragraph-properties fo:margin-left="0.5846in" fo:margin-right="0in" fo:text-indent="0in" style:auto-text-indent="false"/>
    </style:style>
    <style:style style:name="P34" style:family="paragraph" style:parent-style-name="Text_20_body">
      <style:paragraph-properties fo:margin-left="0.5846in" fo:margin-right="0in" fo:text-indent="0in" style:auto-text-indent="false"/>
      <style:text-properties fo:font-weight="normal" officeooo:rsid="0014be46" officeooo:paragraph-rsid="0014be46" style:font-weight-asian="normal" style:font-weight-complex="normal"/>
    </style:style>
    <style:style style:name="P35" style:family="paragraph" style:parent-style-name="Contents_20_2">
      <style:paragraph-properties>
        <style:tab-stops>
          <style:tab-stop style:position="6.7283in" style:type="right" style:leader-style="dotted" style:leader-text="."/>
        </style:tab-stops>
      </style:paragraph-properties>
    </style:style>
    <style:style style:name="P36" style:family="paragraph" style:parent-style-name="Contents_20_1">
      <style:paragraph-properties>
        <style:tab-stops>
          <style:tab-stop style:position="6.9252in" style:type="right" style:leader-style="dotted" style:leader-text="."/>
        </style:tab-stops>
      </style:paragraph-properties>
    </style:style>
    <style:style style:name="P37" style:family="paragraph" style:parent-style-name="Text_20_body" style:list-style-name="L1"/>
    <style:style style:name="P38" style:family="paragraph" style:parent-style-name="Text_20_body" style:list-style-name="L1">
      <style:text-properties fo:font-weight="bold" style:font-weight-asian="bold" style:font-weight-complex="bold"/>
    </style:style>
    <style:style style:name="P39" style:family="paragraph" style:parent-style-name="Text_20_body" style:list-style-name="L4">
      <style:text-properties fo:font-weight="bold" officeooo:paragraph-rsid="0010f56e" style:font-weight-asian="bold" style:font-weight-complex="bold"/>
    </style:style>
    <style:style style:name="P40" style:family="paragraph" style:parent-style-name="Text_20_body" style:list-style-name="L1">
      <style:text-properties fo:font-weight="normal" style:font-weight-asian="normal" style:font-weight-complex="normal"/>
    </style:style>
    <style:style style:name="P41" style:family="paragraph" style:parent-style-name="Text_20_body" style:list-style-name="L2">
      <style:text-properties fo:font-weight="normal" style:font-weight-asian="normal" style:font-weight-complex="normal"/>
    </style:style>
    <style:style style:name="P42" style:family="paragraph" style:parent-style-name="Text_20_body" style:list-style-name="L2">
      <style:text-properties fo:font-weight="normal" officeooo:paragraph-rsid="000f598e" style:font-weight-asian="normal" style:font-weight-complex="normal"/>
    </style:style>
    <style:style style:name="P43" style:family="paragraph" style:parent-style-name="Text_20_body" style:list-style-name="L3">
      <style:text-properties fo:font-weight="normal" style:font-weight-asian="normal" style:font-weight-complex="normal"/>
    </style:style>
    <style:style style:name="P44" style:family="paragraph" style:parent-style-name="Text_20_body" style:list-style-name="L4"/>
    <style:style style:name="P45" style:family="paragraph" style:parent-style-name="Text_20_body" style:list-style-name="L5"/>
    <style:style style:name="P46" style:family="paragraph" style:parent-style-name="Text_20_body" style:list-style-name="L5">
      <style:text-properties officeooo:paragraph-rsid="001205d1"/>
    </style:style>
    <style:style style:name="P47" style:family="paragraph" style:parent-style-name="Text_20_body">
      <style:text-properties fo:font-size="11pt" fo:font-weight="bold" style:font-size-asian="11pt" style:font-size-complex="11pt"/>
    </style:style>
    <style:style style:name="P48" style:family="paragraph" style:parent-style-name="Text_20_body">
      <style:text-properties fo:font-size="11pt" style:font-size-asian="11pt" style:font-size-complex="11pt"/>
    </style:style>
    <style:style style:name="P49" style:family="paragraph" style:parent-style-name="Text_20_body" style:list-style-name="L8">
      <style:text-properties fo:font-size="11pt" style:font-size-asian="11pt" style:font-size-complex="11pt"/>
    </style:style>
    <style:style style:name="P50" style:family="paragraph" style:parent-style-name="Text_20_body" style:list-style-name="L6">
      <style:paragraph-properties fo:margin-left="0.4925in" fo:margin-right="0in" fo:margin-top="0in" fo:margin-bottom="0in" fo:text-indent="0in" style:auto-text-indent="false"/>
    </style:style>
    <style:style style:name="P51" style:family="paragraph" style:parent-style-name="Text_20_body" style:list-style-name="L6">
      <style:paragraph-properties fo:margin-left="0.4925in" fo:margin-right="0in" fo:text-indent="0in" style:auto-text-indent="false"/>
    </style:style>
    <style:style style:name="P52" style:family="paragraph" style:parent-style-name="Text_20_body" style:list-style-name="L7">
      <style:paragraph-properties fo:margin-top="0in" fo:margin-bottom="0in"/>
      <style:text-properties fo:font-size="11pt" style:font-size-asian="11pt" style:font-size-complex="11pt"/>
    </style:style>
    <style:style style:name="P53" style:family="paragraph" style:parent-style-name="Text_20_body" style:list-style-name="L8">
      <style:paragraph-properties fo:margin-top="0in" fo:margin-bottom="0in"/>
      <style:text-properties fo:font-size="11pt" style:font-size-asian="11pt" style:font-size-complex="11pt"/>
    </style:style>
    <style:style style:name="P54" style:family="paragraph" style:parent-style-name="Heading_20_1">
      <style:paragraph-properties fo:padding="0in" fo:border-left="none" fo:border-right="none" fo:border-top="none" fo:border-bottom="0.0008in solid #000000" style:shadow="none"/>
    </style:style>
    <style:style style:name="P55" style:family="paragraph" style:parent-style-name="Heading_20_1" style:list-style-name="">
      <style:paragraph-properties fo:padding="0in" fo:border-left="none" fo:border-right="none" fo:border-top="none" fo:border-bottom="0.0008in solid #000000" style:shadow="none"/>
      <style:text-properties style:text-underline-style="none"/>
    </style:style>
    <style:style style:name="P56" style:family="paragraph" style:parent-style-name="Heading_20_1">
      <style:paragraph-properties fo:break-before="page" fo:padding="0in" fo:border-left="none" fo:border-right="none" fo:border-top="none" fo:border-bottom="0.0008in solid #000000" style:shadow="none"/>
    </style:style>
    <style:style style:name="P57" style:family="paragraph" style:parent-style-name="Heading_20_1">
      <style:paragraph-properties fo:break-before="page" fo:padding="0in" fo:border-left="none" fo:border-right="none" fo:border-top="none" fo:border-bottom="0.0008in solid #000000" style:shadow="none"/>
      <style:text-properties style:text-underline-style="none"/>
    </style:style>
    <style:style style:name="P58" style:family="paragraph" style:parent-style-name="Heading_20_1">
      <style:paragraph-properties fo:break-before="page"/>
    </style:style>
    <style:style style:name="P59" style:family="paragraph" style:parent-style-name="Heading_20_1">
      <style:paragraph-properties fo:break-before="page"/>
      <style:text-properties officeooo:paragraph-rsid="001e61b0"/>
    </style:style>
    <style:style style:name="P60" style:family="paragraph" style:parent-style-name="Heading_20_2">
      <style:text-properties officeooo:rsid="001e61b0"/>
    </style:style>
    <style:style style:name="P61" style:family="paragraph" style:parent-style-name="Heading_20_2">
      <style:paragraph-properties fo:margin-left="0.4925in" fo:margin-right="0in" fo:text-indent="-0.4in" style:auto-text-indent="false"/>
    </style:style>
    <style:style style:name="P62" style:family="paragraph" style:parent-style-name="Heading_20_2">
      <style:paragraph-properties fo:margin-left="0.4925in" fo:margin-right="0in" fo:text-indent="-0.4in" style:auto-text-indent="false"/>
      <style:text-properties officeooo:rsid="0013ffc1"/>
    </style:style>
    <style:style style:name="P63" style:family="paragraph" style:parent-style-name="Heading_20_2" style:list-style-name="">
      <style:paragraph-properties fo:margin-left="0.4925in" fo:margin-right="0in" fo:text-indent="-0.4in" style:auto-text-indent="false"/>
      <style:text-properties officeooo:paragraph-rsid="0014be46"/>
    </style:style>
    <style:style style:name="P64" style:family="paragraph" style:parent-style-name="Heading_20_2">
      <style:paragraph-properties fo:margin-left="0.4925in" fo:margin-right="0in" fo:text-indent="-0.4in" style:auto-text-indent="false"/>
      <style:text-properties officeooo:paragraph-rsid="00258539"/>
    </style:style>
    <style:style style:name="P65" style:family="paragraph" style:parent-style-name="Heading_20_2">
      <style:paragraph-properties fo:margin-left="0.4925in" fo:margin-right="0in" fo:text-indent="-0.4in" style:auto-text-indent="false"/>
      <style:text-properties officeooo:rsid="001518be" officeooo:paragraph-rsid="001518be"/>
    </style:style>
    <style:style style:name="P66" style:family="paragraph" style:parent-style-name="Heading_20_2">
      <style:paragraph-properties fo:margin-left="0.4925in" fo:margin-right="0in" fo:text-indent="-0.4in" style:auto-text-indent="false"/>
      <style:text-properties officeooo:paragraph-rsid="001a0f7d"/>
    </style:style>
    <style:style style:name="P67" style:family="paragraph" style:parent-style-name="Heading_20_2">
      <style:paragraph-properties fo:margin-left="0.4925in" fo:margin-right="0in" fo:text-indent="-0.4in" style:auto-text-indent="false"/>
      <style:text-properties officeooo:paragraph-rsid="001bceba"/>
    </style:style>
    <style:style style:name="P68" style:family="paragraph" style:parent-style-name="Heading_20_2">
      <style:paragraph-properties fo:margin-left="0.4925in" fo:margin-right="0in" fo:text-indent="-0.4in" style:auto-text-indent="false"/>
      <style:text-properties officeooo:rsid="001710b6" officeooo:paragraph-rsid="001710b6"/>
    </style:style>
    <style:style style:name="P69" style:family="paragraph" style:parent-style-name="Heading_20_2">
      <style:paragraph-properties fo:margin-left="0.4925in" fo:margin-right="0in" fo:text-indent="-0.4in" style:auto-text-indent="false"/>
      <style:text-properties officeooo:paragraph-rsid="001710b6"/>
    </style:style>
    <style:style style:name="P70" style:family="paragraph" style:parent-style-name="Heading_20_2">
      <style:paragraph-properties fo:margin-left="0.4925in" fo:margin-right="0in" fo:text-indent="-0.4in" style:auto-text-indent="false" fo:break-before="page"/>
      <style:text-properties officeooo:paragraph-rsid="0014be46"/>
    </style:style>
    <style:style style:name="P71" style:family="paragraph" style:parent-style-name="Heading_20_2">
      <style:paragraph-properties fo:margin-left="0.4925in" fo:margin-right="0in" fo:text-indent="-0.4in" style:auto-text-indent="false" fo:break-before="page"/>
      <style:text-properties officeooo:rsid="0014be46"/>
    </style:style>
    <style:style style:name="T1" style:family="text">
      <style:text-properties style:text-position="super 58%" officeooo:rsid="0019648a"/>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249fd7"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3ffc1" style:font-weight-asian="normal" style:font-weight-complex="normal"/>
    </style:style>
    <style:style style:name="T7" style:family="text">
      <style:text-properties fo:font-weight="normal" officeooo:rsid="00249fd7" style:font-weight-asian="normal" style:font-weight-complex="normal"/>
    </style:style>
    <style:style style:name="T8" style:family="text">
      <style:text-properties style:text-underline-style="none" fo:font-weight="bold" style:font-weight-asian="bold" style:font-weight-complex="bold"/>
    </style:style>
    <style:style style:name="T9" style:family="text">
      <style:text-properties officeooo:rsid="000f598e"/>
    </style:style>
    <style:style style:name="T10" style:family="text">
      <style:text-properties officeooo:rsid="001205d1"/>
    </style:style>
    <style:style style:name="T11" style:family="text">
      <style:text-properties officeooo:rsid="0012d4ac"/>
    </style:style>
    <style:style style:name="T12" style:family="text">
      <style:text-properties officeooo:rsid="0013ffc1"/>
    </style:style>
    <style:style style:name="T13" style:family="text">
      <style:text-properties officeooo:rsid="0014be46"/>
    </style:style>
    <style:style style:name="T14" style:family="text">
      <style:text-properties officeooo:rsid="001710b6"/>
    </style:style>
    <style:style style:name="T15" style:family="text">
      <style:text-properties officeooo:rsid="0019648a"/>
    </style:style>
    <style:style style:name="T16" style:family="text">
      <style:text-properties officeooo:rsid="001e61b0"/>
    </style:style>
    <style:style style:name="T17" style:family="text">
      <style:text-properties officeooo:rsid="002011e7"/>
    </style:style>
    <style:style style:name="T18" style:family="text">
      <style:text-properties officeooo:rsid="0020efcb"/>
    </style:style>
    <style:style style:name="T19" style:family="text">
      <style:text-properties officeooo:rsid="0023f890"/>
    </style:style>
    <style:style style:name="T20" style:family="text">
      <style:text-properties officeooo:rsid="002413df"/>
    </style:style>
    <style:style style:name="T21" style:family="text">
      <style:text-properties officeooo:rsid="00241a1b"/>
    </style:style>
    <style:style style:name="T22" style:family="text">
      <style:text-properties officeooo:rsid="00258539"/>
    </style:style>
    <style:style style:name="T23" style:family="text">
      <style:text-properties officeooo:rsid="00276a07"/>
    </style:style>
    <style:style style:name="T24" style:family="text">
      <style:text-properties officeooo:rsid="002858b4"/>
    </style:style>
    <style:style style:name="T25" style:family="text">
      <style:text-properties fo:font-size="11pt" style:font-size-asian="11pt" style:font-size-complex="11pt"/>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7" svg:x="3.4543in" svg:y="4.5654in" svg:width="0.2083in" svg:height="0.2083in" draw:z-index="0">
        <draw:image xlink:href="Pictures/100000000000001400000014AD6AE355.png" xlink:type="simple" xlink:show="embed" xlink:actuate="onLoad"/>
      </draw:frame>
      <text:p text:style-name="P15">MyClientBase User Guide</text:p>
      <text:p text:style-name="P27">http://www.myclientbase.com</text:p>
      <text:p text:style-name="P28">Updated <text:span text:style-name="T15">October 31</text:span><text:span text:style-name="T1">st</text:span><text:span text:style-name="T15">, </text:span>2010</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6">Summary<text:tab/>2</text:p>
          <text:p text:style-name="P36">How to Install<text:tab/>3</text:p>
          <text:p text:style-name="P36">How to Upgrade<text:tab/>4</text:p>
          <text:p text:style-name="P36">How to Log In<text:tab/>5</text:p>
          <text:p text:style-name="P36">The Dashboard<text:tab/>5</text:p>
          <text:p text:style-name="P36">Client Management<text:tab/>5</text:p>
          <text:p text:style-name="P35">Adding Clients<text:tab/>5</text:p>
          <text:p text:style-name="P35">Contacts<text:tab/>5</text:p>
          <text:p text:style-name="P35">Client Detail Report<text:tab/>5</text:p>
          <text:p text:style-name="P36">Invoice Management<text:tab/>6</text:p>
          <text:p text:style-name="P35">Viewing Invoices<text:tab/>6</text:p>
          <text:p text:style-name="P35">Creating an Invoice<text:tab/>6</text:p>
          <text:p text:style-name="P35">Applying Taxes<text:tab/>6</text:p>
          <text:p text:style-name="P35">Invoice Payments<text:tab/>7</text:p>
          <text:p text:style-name="P35">Invoice Summary Report<text:tab/>7</text:p>
          <text:p text:style-name="P35">Searching Invoices<text:tab/>7</text:p>
          <text:p text:style-name="P35">Generating an Invoice<text:tab/>7</text:p>
          <text:p text:style-name="P35">Creating a Quote<text:tab/>8</text:p>
          <text:p text:style-name="P35">Viewing Quotes<text:tab/>8</text:p>
          <text:p text:style-name="P36">Tax Rate Management<text:tab/>8</text:p>
          <text:p text:style-name="P35">Creating Tax Rates<text:tab/>8</text:p>
          <text:p text:style-name="P36">User Accounts<text:tab/>8</text:p>
          <text:p text:style-name="P35">Creating User Accounts<text:tab/>8</text:p>
          <text:p text:style-name="P36">System Settings<text:tab/>9</text:p>
          <text:p text:style-name="P35">Application Settings<text:tab/>9</text:p>
          <text:p text:style-name="P35">Dashboard Settings<text:tab/>9</text:p>
          <text:p text:style-name="P35">Invoice Settings<text:tab/>9</text:p>
          <text:p text:style-name="P35">Currency Settings<text:tab/>10</text:p>
          <text:p text:style-name="P35">Tax Identification Settings<text:tab/>10</text:p>
          <text:p text:style-name="P35">Email Settings<text:tab/>10</text:p>
          <text:p text:style-name="P35">Payment Settings<text:tab/>10</text:p>
          <text:p text:style-name="P36">PDF Plugins<text:tab/>11</text:p>
          <text:p text:style-name="P35">domPDF<text:tab/>11</text:p>
          <text:p text:style-name="P35">mPDF<text:tab/>11</text:p>
          <text:p text:style-name="P36">Language Translations<text:tab/>12</text:p>
          <text:p text:style-name="P36">License Information<text:tab/>13</text:p>
          <text:p text:style-name="P36">Credits<text:tab/>13</text:p>
        </text:index-body>
      </text:table-of-content>
      <text:h text:style-name="P55" text:outline-level="1"/>
      <text:h text:style-name="P57" text:outline-level="1">Summary</text:h>
      <text:p text:style-name="Text_20_body">MyClientBase is a free and open source web-based application which allows simple management of invoices and clients. <text:s/>It is written in PHP using the fantastic CodeIgniter (<text:a xlink:type="simple" xlink:href="http://www.codeigniter.com/">http://www.codeigniter.com</text:a>) framework. <text:s/>MyClientBase is intended to provide a simple, intuitive and straight to the point interface without complicating matters by introducing all sorts of ridiculous features.</text:p>
      <text:p text:style-name="Text_20_body">The project is and has always been actively developed by a single developer, but it is always open to the suggestions of the community and it implements reasonably suggested features and enhancements that the community provides.</text:p>
      <text:p text:style-name="Standard"/>
      <text:h text:style-name="P56" text:outline-level="1">How to Install</text:h>
      <text:list xml:id="list1763581581" text:style-name="L1">
        <text:list-item>
          <text:p text:style-name="P38">Download MyClientBase</text:p>
          <text:p text:style-name="P37">Visit <text:a xlink:type="simple" xlink:href="http://www.myclientbase.com/">http://www.myclientbase.com</text:a> and download the latest version.</text:p>
        </text:list-item>
        <text:list-item>
          <text:p text:style-name="P38">Unpack and copy the files to your web server</text:p>
          <text:p text:style-name="P37"><text:span text:style-name="T5">Copy the files into the folder which will store the application. For example, if MyClientBase will be accessed at http://www.your-server.com/invoices/, then copy the files to the invoices folder on the web server</text:span>.</text:p>
        </text:list-item>
        <text:list-item>
          <text:p text:style-name="P38">Set Folder Permissions</text:p>
          <text:p text:style-name="P40">Set the following folders to be writable:</text:p>
        </text:list-item>
      </text:list>
      <text:list xml:id="list1018399450" text:style-name="L2">
        <text:list-item>
          <text:p text:style-name="P41">/system/myclientbase/plugins/dompdf/lib/fonts/</text:p>
        </text:list-item>
        <text:list-item>
          <text:p text:style-name="P41"><text:bookmark-start text:name="__DdeLink__740_2012713534"/>/system/myclientbase/modules_core/invoices/views/invoice_templates/<text:bookmark-end text:name="__DdeLink__740_2012713534"/></text:p>
        </text:list-item>
        <text:list-item>
          <text:p text:style-name="P42">/system/myclientbase/modules_core/<text:span text:style-name="T9">payments</text:span>/views/<text:span text:style-name="T9">receipt</text:span>_templates/</text:p>
        </text:list-item>
        <text:list-item>
          <text:p text:style-name="P41">/uploads/</text:p>
        </text:list-item>
      </text:list>
      <text:list xml:id="list98796591" text:continue-list="list1763581581" text:style-name="L1">
        <text:list-item>
          <text:p text:style-name="P38">Create an Empty Database</text:p>
          <text:p text:style-name="P40">This is typically done through a MySQL management utility such as MySQL Administrator or phpMyAdmin.</text:p>
        </text:list-item>
        <text:list-item>
          <text:p text:style-name="P38">Configure the Database</text:p>
          <text:p text:style-name="P40">Open /system/myclientbase/config/database.php and adjust the following variables:</text:p>
        </text:list-item>
      </text:list>
      <text:list xml:id="list1248755021" text:style-name="L3">
        <text:list-item>
          <text:p text:style-name="P43">$db['default']['hostname'] = 'your_db_hostname';</text:p>
        </text:list-item>
        <text:list-item>
          <text:p text:style-name="P43">$db['default']['username'] = 'your_db_username';</text:p>
        </text:list-item>
        <text:list-item>
          <text:p text:style-name="P43">$db['default']['password'] = 'your_db_password';</text:p>
        </text:list-item>
        <text:list-item>
          <text:p text:style-name="P43">$db['default']['database'] = 'your_db_name';</text:p>
        </text:list-item>
      </text:list>
      <text:list xml:id="list2022341879" text:continue-list="list98796591" text:style-name="L1">
        <text:list-item>
          <text:p text:style-name="P38">Complete the Install</text:p>
          <text:p text:style-name="P40">Visit index.php/setup. If MyClientBase was installed to http://www.your-server.com/invoices/, then visit the following address in your browser to complete the installation: <text:a xlink:type="simple" xlink:href="http://www.your-server.com/invoices/index.php/setup/">http://www.your-server.com/invoices/index.php/setup/</text:a>. <text:s/>The Setup Utility will determine if this is an upgrade or a new installation and will guide you appropriately.</text:p>
        </text:list-item>
      </text:list>
      <text:p text:style-name="Standard"/>
      <text:h text:style-name="P56" text:outline-level="1">How to Upgrade</text:h>
      <text:p text:style-name="P4">The upgrade version allows you to download a minimal set of files to upload to your web server. The upgrade version only contains the files necessary to upgrade your installation.</text:p>
      <text:p text:style-name="P4"/>
      <text:list xml:id="list2080092638" text:style-name="L4">
        <text:list-item>
          <text:p text:style-name="P39">Download MyClientBase</text:p>
          <text:p text:style-name="P44"><text:span text:style-name="Strong_20_Emphasis"><text:span text:style-name="T5">Visit </text:span></text:span><text:a xlink:type="simple" xlink:href="http://www.myclientbase.com/"><text:span text:style-name="Strong_20_Emphasis"><text:span text:style-name="T5">http://www.myclientbase.com</text:span></text:span></text:a><text:span text:style-name="Strong_20_Emphasis"><text:span text:style-name="T5"> and download the latest version.</text:span></text:span></text:p>
        </text:list-item>
        <text:list-item>
          <text:p text:style-name="P44"><text:span text:style-name="Strong_20_Emphasis">Unpack and copy the files to your web server</text:span></text:p>
        </text:list-item>
        <text:list-item>
          <text:p text:style-name="P44"><text:span text:style-name="Strong_20_Emphasis">File Permissions</text:span></text:p>
          <text:p text:style-name="P44">Make sure the following folders are writeable:</text:p>
        </text:list-item>
      </text:list>
      <text:list xml:id="list2030937565" text:style-name="L5">
        <text:list-item>
          <text:p text:style-name="P45">/system/myclientbase/plugins/dompdf/lib/fonts</text:p>
        </text:list-item>
        <text:list-item>
          <text:p text:style-name="P45">/system/myclientbase/modules_core/invoices/views/invoice_templates</text:p>
        </text:list-item>
        <text:list-item>
          <text:p text:style-name="P46">/system/myclientbase/modules_core/<text:span text:style-name="T10">payments</text:span>/views/<text:span text:style-name="T10">receipt</text:span>_templates</text:p>
        </text:list-item>
        <text:list-item>
          <text:p text:style-name="P45">/uploads</text:p>
        </text:list-item>
      </text:list>
      <text:list xml:id="list1878384623" text:continue-list="list2080092638" text:style-name="L4">
        <text:list-item>
          <text:p text:style-name="P44"><text:span text:style-name="Strong_20_Emphasis">Complete the Upgrade</text:span></text:p>
          <text:p text:style-name="P44">Visit index.php/setup. <text:span text:style-name="T5">The Setup Utility will determine if this is an upgrade or a new installation and will guide you appropriately.</text:span></text:p>
        </text:list-item>
      </text:list>
      <text:h text:style-name="P56" text:outline-level="1">How to Log In</text:h>
      <text:p text:style-name="Text_20_body">Using a web browser, navigate to the URL at which MyClientBase was installed. This URL will determine whether or not a session is active and will redirect to the appropriate location.</text:p>
      <text:h text:style-name="P54" text:outline-level="1">The Dashboard</text:h>
      <text:p text:style-name="P2">Menu Item: Dashboard</text:p>
      <text:p text:style-name="Text_20_body">The Dashboard will be displayed upon first logging in to MyClientBase. The Dashboard contains a recent list of open and closed invoices, and may contain other dashboard widgets from custom modules. A horizontal menu bar will appear near the top of the window each time a user logs in. This menu bar allows for navigation throughout <text:span text:style-name="T11">the application</text:span>.</text:p>
      <text:h text:style-name="Heading_20_1" text:outline-level="1">Client Management</text:h>
      <text:p text:style-name="Text_20_body"><text:span text:style-name="Strong_20_Emphasis">Menu Item: Clients</text:span></text:p>
      <text:p text:style-name="Text_20_body">A Clients menu item exists which contains menu sub<text:span text:style-name="T11">-</text:span>items for adding clients and viewing clients.</text:p>
      <text:h text:style-name="P61" text:outline-level="2">Adding Clients</text:h>
      <text:p text:style-name="P5"><text:span text:style-name="Strong_20_Emphasis">Menu Item: Clients / Add Client</text:span></text:p>
      <text:p text:style-name="P5">Clients must exist in the database before an invoice can be created. Clients are entered by using a simple form which collects the client's information. A client must exist before attempting to create an invoice for that client.</text:p>
      <text:h text:style-name="P61" text:outline-level="2">Contacts</text:h>
      <text:p text:style-name="P31"><text:tab/>Since a client might be a company instead of an individual person, specific contacts can be added to each client to store more detailed information.</text:p>
      <text:h text:style-name="P62" text:outline-level="2">Client Detail Report</text:h>
      <text:p text:style-name="P31"><text:span text:style-name="T12"><text:tab/></text:span><text:span text:style-name="T6">Output a list of clients and their details to preview, or as an HTML or PDF report.</text:span></text:p>
      <text:h text:style-name="P58" text:outline-level="1">Invoice Management</text:h>
      <text:p text:style-name="Text_20_body"><text:span text:style-name="Strong_20_Emphasis">Menu Item: Invoices</text:span></text:p>
      <text:p text:style-name="Text_20_body">An Invoices menu item exists which contains menu sub items for creating invoices, viewing invoices and running reports.</text:p>
      <text:h text:style-name="P61" text:outline-level="2">Viewing Invoices</text:h>
      <text:p text:style-name="P5"><text:span text:style-name="Strong_20_Emphasis">Menu Item: Invoices / View Invoices</text:span></text:p>
      <text:p text:style-name="P5">Viewing invoices allows for a quick overview of the invoices in the database, along with total amounts, balances, links to generate a PDF or HTML invoice and action links (edit / delete).</text:p>
      <text:h text:style-name="P61" text:outline-level="2">Creating an Invoice</text:h>
      <text:p text:style-name="P5"><text:span text:style-name="Strong_20_Emphasis">Menu Item: Invoices / Create Invoice</text:span></text:p>
      <text:p text:style-name="P5">The first step in creating an invoice is to enter the invoice date, which defaults to the current date, and to choose the client. Pressing the Create Invoice button creates the invoice and allows the details to be entered. <text:s/>The following tabs are available on the Invoice Edit form:</text:p>
      <text:p text:style-name="P12"><text:span text:style-name="T8">Tab: Summary</text:span><text:line-break/><text:span text:style-name="T5">The Summary tab allows basic properties of the invoice to be changed, such as the invoice date, due date and client. It also shows summarized information regarding the invoice, such as invoice amount, tax amount, amount paid, and remaining balance.</text:span></text:p>
      <text:p text:style-name="P12"><text:span text:style-name="T3">Tab: Items</text:span><text:line-break/><text:span text:style-name="T5">The Items tab is where invoice items can be added, edited or deleted.</text:span></text:p>
      <text:p text:style-name="P12"><text:span text:style-name="T3">Tab: Payments</text:span><text:line-break/><text:span text:style-name="T5">The Payments tab is where invoice payments can be added, edited or deleted. Once the amount of invoice payments equals the invoice balance, the invoice status will be considered as closed.</text:span></text:p>
      <text:p text:style-name="P12"><text:span text:style-name="T3">Tab: Taxes </text:span><text:span text:style-name="T4">&amp; Other</text:span><text:line-break/><text:span text:style-name="T5">Global invoice tax rates can be configured on the Taxes tab. Multiple tax rates can be applied and each can be configured to apply itself before or after individual item taxes are applied. <text:s/></text:span><text:span text:style-name="T7">Shipping and discounts can also be entered on this tab.</text:span></text:p>
      <text:p text:style-name="P13"><text:span text:style-name="T3">Tab: Notes</text:span><text:span text:style-name="T5"><text:line-break/>The Notes field on this tab can be used to record notes specific to the invoice being edited. <text:s/>Tags can also be specified on this tab, which can be used to easily search for specific groups of invoices. <text:s/>Multiple tags should be separated by commas.</text:span></text:p>
      <text:h text:style-name="P63" text:outline-level="2">Applying Taxes</text:h>
      <text:p text:style-name="P9">There are two ways in which taxes can be applied to an invoice. <text:s/>Global invoice taxes can be applied on the Taxes tab of the Invoice edit form. <text:s/>These taxes will be applied to all invoice items which are marked as Taxable. <text:s/>Tax can also be applied to individual invoice items by selecting the tax rate when editing the invoice item and marking the invoice item as Taxable.</text:p>
      <text:h text:style-name="P70" text:outline-level="2">Invoice Payments</text:h>
      <text:p text:style-name="P5"><text:span text:style-name="Strong_20_Emphasis">Menu Item: Invoices / Payments</text:span></text:p>
      <text:p text:style-name="P5">Viewing invoice payments allows for a quick overview of the payments in the database, along with action links (edit / delete). Invoice payments can also be accessed through also be accessed per invoice while viewing an invoice (Invoices / View Invoices / Edit).</text:p>
      <text:p text:style-name="P6">Adding Invoice Payments</text:p>
      <text:p text:style-name="P5">There are two different methods for entering invoice payments.</text:p>
      <text:p text:style-name="P12"><text:span text:style-name="Strong_20_Emphasis">Method 1<text:line-break/>Payments / Enter Payment</text:span></text:p>
      <text:p text:style-name="P14">This method provides a list of invoices which currently have a balance.</text:p>
      <text:p text:style-name="P12"><text:span text:style-name="Strong_20_Emphasis">Method 2<text:line-break/>Invoices / View Invoices / Edit</text:span></text:p>
      <text:p text:style-name="P12">This method works best when invoice payments are being entered at the same time as the invoice is being created. Clicking the <text:span text:style-name="T19">Enter Payment </text:span>button allows payment details to be entered for the current invoice.</text:p>
      <text:p text:style-name="P7">Generating Payment Receipts</text:p>
      <text:p text:style-name="P10"><text:span text:style-name="T20">Click the </text:span><text:span text:style-name="T21">receipt </text:span><text:span text:style-name="T20">icon in the list of payments to generate a payment receipt.</text:span></text:p>
      <text:h text:style-name="P61" text:outline-level="2">Invoice Summary Report</text:h>
      <text:p text:style-name="P5"><text:span text:style-name="Strong_20_Emphasis">Menu Item: Invoices / Invoice Summary Report</text:span></text:p>
      <text:p text:style-name="P5">Invoice report provide a way to filter invoices based on date, status and client and also includes summarized information for the specified group of invoices.</text:p>
      <text:h text:style-name="P61" text:outline-level="2">Searching Invoices</text:h>
      <text:p text:style-name="P29">Menu Item: Invoices / Search</text:p>
      <text:p text:style-name="P33">The Invoice Search feature provides a way to quickly filter the list of invoices which is displayed. <text:s/>Invoices can be searched by date, client, and tags.</text:p>
      <text:h text:style-name="P64" text:outline-level="2"><draw:frame draw:style-name="fr2" draw:name="graphics2" text:anchor-type="paragraph" svg:x="2.1957in" svg:y="0.1543in" svg:width="0.2083in" svg:height="0.2083in" draw:z-index="1"><draw:image xlink:href="Pictures/100000000000001400000014E7701FDD.png" xlink:type="simple" xlink:show="embed" xlink:actuate="onLoad"/></draw:frame><text:span text:style-name="T22">Generating </text:span><text:span text:style-name="T23">an </text:span><text:span text:style-name="T13">Invoice</text:span></text:h>
      <text:p text:style-name="P32">Click the Generate Invoice icon to generate an invoice as PDF, HTML or email.</text:p>
      <text:h text:style-name="P71" text:outline-level="2">Creating a Quote</text:h>
      <text:p text:style-name="P30">Menu Item: Invoices / Create Invoice</text:p>
      <text:p text:style-name="P34">When creating an invoice, select “Quote Only” to create quotes for your clients. <text:s/>Quotes are not listed along with other invoices and are not included in overall totals unless specified. <text:s/>If a client has accepted a quote, simply change the Status from Quote to Invoice to change the quote to an invoice.</text:p>
      <text:h text:style-name="P65" text:outline-level="2">Viewing Quotes</text:h>
      <text:p text:style-name="P8">Menu Item: Invoices / View Quotes</text:p>
      <text:p text:style-name="P11">Quotes are kept outside of other invoice lists. <text:s/>Use this menu items to see quotes in the system.</text:p>
      <text:h text:style-name="Heading_20_1" text:outline-level="1">Tax Rate Management</text:h>
      <text:p text:style-name="Text_20_body"><text:span text:style-name="Strong_20_Emphasis">Menu Item: System / Tax Rates</text:span></text:p>
      <text:p text:style-name="P3">Tax rates which can be applied to invoices on a global or per-<text:span text:style-name="T17">item </text:span>basis may be maintained here. <text:s/><text:span text:style-name="T17">For an invoice item to be affected by tax rates, the item must be marked as “Taxable”.</text:span></text:p>
      <text:h text:style-name="P61" text:outline-level="2">Creating Tax Rates</text:h>
      <text:p text:style-name="P5"><text:span text:style-name="Strong_20_Emphasis">Menu Item: System / Tax Rates / </text:span><text:span text:style-name="Strong_20_Emphasis"><text:span text:style-name="T18">Add</text:span></text:span><text:span text:style-name="Strong_20_Emphasis"> Tax Rate</text:span></text:p>
      <text:p text:style-name="P5">Create customized tax rates which can be applied <text:span text:style-name="T18">to invoices and invoice items.</text:span></text:p>
      <text:h text:style-name="Heading_20_1" text:outline-level="1">User Accounts</text:h>
      <text:p text:style-name="Text_20_body"><text:span text:style-name="Strong_20_Emphasis">Menu Item: System / User Accounts</text:span></text:p>
      <text:p text:style-name="Text_20_body">Information which is displayed on invoices, such as name, address, etc, are provided through the user account area. User accounts have access to log in to the system, so create accounts with caution. Client accounts should not be set up in the user accounts area (see <text:span text:style-name="T24">Client Management</text:span>).</text:p>
      <text:h text:style-name="P61" text:outline-level="2">Creating User Accounts</text:h>
      <text:p text:style-name="P5"><text:span text:style-name="Strong_20_Emphasis">Menu Item: System / User Accounts / Create User Account</text:span></text:p>
      <text:p text:style-name="P5">User accounts are entered by using a simple form which collects the user account information. Create user accounts with caution.</text:p>
      <text:p text:style-name="Standard"/>
      <text:h text:style-name="P58" text:outline-level="1">System Settings</text:h>
      <text:p text:style-name="Text_20_body"><text:span text:style-name="Strong_20_Emphasis">Menu Item: System / System Settings</text:span></text:p>
      <text:p text:style-name="Text_20_body">The System Settings area contains a lot of configurable global options for MyClientBase.</text:p>
      <text:h text:style-name="P66" text:outline-level="2">Application Settings</text:h>
      <table:table table:name="Table1" table:style-name="Table1">
        <table:table-column table:style-name="Table1.A"/>
        <table:table-column table:style-name="Table1.B"/>
        <table:table-row>
          <table:table-cell table:style-name="Table1.A1" office:value-type="string">
            <text:p text:style-name="P19">Application Version</text:p>
          </table:table-cell>
          <table:table-cell table:style-name="Table1.B1" office:value-type="string">
            <text:p text:style-name="P19">Displays the currently installed version.</text:p>
          </table:table-cell>
        </table:table-row>
        <table:table-row>
          <table:table-cell table:style-name="Table1.A2" office:value-type="string">
            <text:p text:style-name="P21">Database Backup</text:p>
          </table:table-cell>
          <table:table-cell table:style-name="Table1.B2" office:value-type="string">
            <text:p text:style-name="P21">Provides a zip file of your MySQL database.</text:p>
          </table:table-cell>
        </table:table-row>
      </table:table>
      <text:h text:style-name="P67" text:outline-level="2">Dashboard Settings</text:h>
      <table:table table:name="Table4" table:style-name="Table4">
        <table:table-column table:style-name="Table4.A"/>
        <table:table-column table:style-name="Table4.B"/>
        <table:table-row>
          <table:table-cell table:style-name="Table4.A1" office:value-type="string">
            <text:p text:style-name="P22">Dashboard Override</text:p>
          </table:table-cell>
          <table:table-cell table:style-name="Table4.B1" office:value-type="string">
            <text:p text:style-name="P22">Allows the dashboard to be overridden by a different module and method.</text:p>
          </table:table-cell>
        </table:table-row>
        <table:table-row>
          <table:table-cell table:style-name="Table4.A2" office:value-type="string">
            <text:p text:style-name="P18">Show Open Invoices</text:p>
          </table:table-cell>
          <table:table-cell table:style-name="Table4.B2" office:value-type="string">
            <text:p text:style-name="P18">Choose whether or not to display a short list of open invoices on the Dashboard.</text:p>
          </table:table-cell>
        </table:table-row>
        <table:table-row>
          <table:table-cell table:style-name="Table4.A2" office:value-type="string">
            <text:p text:style-name="P18">Show Pending Invoices</text:p>
          </table:table-cell>
          <table:table-cell table:style-name="Table4.B2" office:value-type="string">
            <text:p text:style-name="P18">Choose whether or not to display a short list of pending invoices on the Dashboard.</text:p>
          </table:table-cell>
        </table:table-row>
        <table:table-row>
          <table:table-cell table:style-name="Table4.A2" office:value-type="string">
            <text:p text:style-name="P18">Show Recently Closed Invoices</text:p>
          </table:table-cell>
          <table:table-cell table:style-name="Table4.B2" office:value-type="string">
            <text:p text:style-name="P18">Choose whether or not to display a short list of closed invoices on the Dashboard.</text:p>
          </table:table-cell>
        </table:table-row>
        <table:table-row>
          <table:table-cell table:style-name="Table4.A2" office:value-type="string">
            <text:p text:style-name="P22">Show Overdue Invoices</text:p>
          </table:table-cell>
          <table:table-cell table:style-name="Table4.B2" office:value-type="string">
            <text:p text:style-name="P22">Choose whether or not to display a short list of overdue invoices on the Dashboard.</text:p>
          </table:table-cell>
        </table:table-row>
      </table:table>
      <text:h text:style-name="P68" text:outline-level="2">Invoice Settings</text:h>
      <table:table table:name="Table7" table:style-name="Table7">
        <table:table-column table:style-name="Table7.A"/>
        <table:table-column table:style-name="Table7.B"/>
        <table:table-row>
          <table:table-cell table:style-name="Table7.A1" office:value-type="string">
            <text:p text:style-name="P17">Language</text:p>
          </table:table-cell>
          <table:table-cell table:style-name="Table7.B1" office:value-type="string">
            <text:p text:style-name="P17">Change the default language.</text:p>
          </table:table-cell>
        </table:table-row>
        <table:table-row>
          <table:table-cell table:style-name="Table7.A2" office:value-type="string">
            <text:p text:style-name="P17">Date Format</text:p>
          </table:table-cell>
          <table:table-cell table:style-name="Table7.B2" office:value-type="string">
            <text:p text:style-name="P17">Change the default date format.</text:p>
          </table:table-cell>
        </table:table-row>
        <table:table-row>
          <table:table-cell table:style-name="Table7.A2" office:value-type="string">
            <text:p text:style-name="P17">Default Tax Rate</text:p>
          </table:table-cell>
          <table:table-cell table:style-name="Table7.B2" office:value-type="string">
            <text:p text:style-name="P17">Set the default invoice tax rate.</text:p>
          </table:table-cell>
        </table:table-row>
        <table:table-row>
          <table:table-cell table:style-name="Table7.A2" office:value-type="string">
            <text:p text:style-name="P17">Default Open Invoice Status</text:p>
          </table:table-cell>
          <table:table-cell table:style-name="Table7.B2" office:value-type="string">
            <text:p text:style-name="P17">A brand new invoice will default to this status.</text:p>
          </table:table-cell>
        </table:table-row>
        <table:table-row>
          <table:table-cell table:style-name="Table7.A2" office:value-type="string">
            <text:p text:style-name="P17">Default Closed Invoice Status</text:p>
          </table:table-cell>
          <table:table-cell table:style-name="Table7.B2" office:value-type="string">
            <text:p text:style-name="P17">An invoice with no balance will default to this status.</text:p>
          </table:table-cell>
        </table:table-row>
        <table:table-row>
          <table:table-cell table:style-name="Table7.A2" office:value-type="string">
            <text:p text:style-name="P17">Invoices Due After (Days)</text:p>
          </table:table-cell>
          <table:table-cell table:style-name="Table7.B2" office:value-type="string">
            <text:p text:style-name="P17">The number of days from when an invoice is opened to which it should be defaulted to as due.</text:p>
          </table:table-cell>
        </table:table-row>
        <table:table-row>
          <table:table-cell table:style-name="Table7.A2" office:value-type="string">
            <text:p text:style-name="P17">Default Invoice Template</text:p>
          </table:table-cell>
          <table:table-cell table:style-name="Table7.B2" office:value-type="string">
            <text:p text:style-name="P17"><text:bookmark-start text:name="__DdeLink__969_2012713534"/>The default template that is <text:span text:style-name="T14">selected </text:span>when an invoice is generated.<text:bookmark-end text:name="__DdeLink__969_2012713534"/></text:p>
          </table:table-cell>
        </table:table-row>
        <table:table-row>
          <table:table-cell table:style-name="Table7.A2" office:value-type="string">
            <text:p text:style-name="P23">Default Quote Template</text:p>
          </table:table-cell>
          <table:table-cell table:style-name="Table7.B2" office:value-type="string">
            <text:p text:style-name="P23">The default template that is selected when a quote is generated.</text:p>
          </table:table-cell>
        </table:table-row>
        <table:table-row>
          <table:table-cell table:style-name="Table7.A2" office:value-type="string">
            <text:p text:style-name="P24">Decimals in Tax Rates</text:p>
          </table:table-cell>
          <table:table-cell table:style-name="Table7.B2" office:value-type="string">
            <text:p text:style-name="P24">The number of decimal places which may be used in tax rates for calculation purposes.</text:p>
          </table:table-cell>
        </table:table-row>
        <table:table-row>
          <table:table-cell table:style-name="Table7.A2" office:value-type="string">
            <text:p text:style-name="P17">Invoice Logo</text:p>
          </table:table-cell>
          <table:table-cell table:style-name="Table7.B2" office:value-type="string">
            <text:p text:style-name="P17">Upload a personalized logo to display on invoices.</text:p>
          </table:table-cell>
        </table:table-row>
        <table:table-row>
          <table:table-cell table:style-name="Table7.A2" office:value-type="string">
            <text:p text:style-name="P17">Adjust Invoice ID</text:p>
          </table:table-cell>
          <table:table-cell table:style-name="Table7.B2" office:value-type="string">
            <text:p text:style-name="P17">A numeric value which allows a higher invoice number to be set.</text:p>
          </table:table-cell>
        </table:table-row>
        <table:table-row>
          <table:table-cell table:style-name="Table7.A2" office:value-type="string">
            <text:p text:style-name="P17">PDF Plugin</text:p>
          </table:table-cell>
          <table:table-cell table:style-name="Table7.B2" office:value-type="string">
            <text:p text:style-name="P17">The default PDF plugin to use.</text:p>
          </table:table-cell>
        </table:table-row>
        <table:table-row>
          <table:table-cell table:style-name="Table7.A2" office:value-type="string">
            <text:p text:style-name="P24">Recalculate Invoices</text:p>
          </table:table-cell>
          <table:table-cell table:style-name="Table7.B2" office:value-type="string">
            <text:p text:style-name="P24">If for some reason your invoices do not seem to be calculated correctly, run this function to recalcalculate them all.</text:p>
          </table:table-cell>
        </table:table-row>
      </table:table>
      <text:h text:style-name="P69" text:outline-level="2"><text:soft-page-break/>Currency Settings</text:h>
      <table:table table:name="Table2" table:style-name="Table2">
        <table:table-column table:style-name="Table2.A"/>
        <table:table-column table:style-name="Table2.B"/>
        <table:table-row>
          <table:table-cell table:style-name="Table2.A1" office:value-type="string">
            <text:p text:style-name="P16">Currency Symbol</text:p>
          </table:table-cell>
          <table:table-cell table:style-name="Table2.B1" office:value-type="string">
            <text:p text:style-name="P16">The currency symbol to display.</text:p>
          </table:table-cell>
        </table:table-row>
        <table:table-row>
          <table:table-cell table:style-name="Table2.A2" office:value-type="string">
            <text:p text:style-name="P16">Currency Symbol Placement</text:p>
          </table:table-cell>
          <table:table-cell table:style-name="Table2.B2" office:value-type="string">
            <text:p text:style-name="P16">Display the currency symbol before or after the amount.</text:p>
          </table:table-cell>
        </table:table-row>
        <table:table-row>
          <table:table-cell table:style-name="Table2.A2" office:value-type="string">
            <text:p text:style-name="P25">Decimal Symbol</text:p>
          </table:table-cell>
          <table:table-cell table:style-name="Table2.B2" office:value-type="string">
            <text:p text:style-name="P25">Configure the symbol used for decimals.</text:p>
          </table:table-cell>
        </table:table-row>
        <table:table-row>
          <table:table-cell table:style-name="Table2.A2" office:value-type="string">
            <text:p text:style-name="P25">Thousands Separator</text:p>
          </table:table-cell>
          <table:table-cell table:style-name="Table2.B2" office:value-type="string">
            <text:p text:style-name="P25">Configure the symbol used for thousands separation.</text:p>
          </table:table-cell>
        </table:table-row>
      </table:table>
      <text:h text:style-name="P61" text:outline-level="2">Tax Identification Settings</text:h>
      <table:table table:name="Table3" table:style-name="Table3">
        <table:table-column table:style-name="Table3.A"/>
        <table:table-column table:style-name="Table3.B"/>
        <table:table-row>
          <table:table-cell table:style-name="Table3.A1" office:value-type="string">
            <text:p text:style-name="P16">Tax ID Number Label</text:p>
          </table:table-cell>
          <table:table-cell table:style-name="Table3.B1" office:value-type="string">
            <text:p text:style-name="P16">The text label to appear on an invoice, such as “Tax ID Number”, or “VAT”</text:p>
          </table:table-cell>
        </table:table-row>
        <table:table-row>
          <table:table-cell table:style-name="Table3.A2" office:value-type="string">
            <text:p text:style-name="P16">Tax ID Number</text:p>
          </table:table-cell>
          <table:table-cell table:style-name="Table3.B2" office:value-type="string">
            <text:p text:style-name="P16">The tax ID number to display on invoices.</text:p>
          </table:table-cell>
        </table:table-row>
        <table:table-row>
          <table:table-cell table:style-name="Table3.A2" office:value-type="string">
            <text:p text:style-name="P16">Include Tax ID on Invoice</text:p>
          </table:table-cell>
          <table:table-cell table:style-name="Table3.B2" office:value-type="string">
            <text:p text:style-name="P16">Choose whether or not to display the tax ID number on invoices.</text:p>
          </table:table-cell>
        </table:table-row>
      </table:table>
      <text:h text:style-name="P61" text:outline-level="2">Email Settings</text:h>
      <table:table table:name="Table5" table:style-name="Table5">
        <table:table-column table:style-name="Table5.A"/>
        <table:table-column table:style-name="Table5.B"/>
        <table:table-row>
          <table:table-cell table:style-name="Table5.A1" office:value-type="string">
            <text:p text:style-name="P16">Protocol</text:p>
          </table:table-cell>
          <table:table-cell table:style-name="Table5.B1" office:value-type="string">
            <text:p text:style-name="P16">Options:<text:line-break/>PHP Mail Function<text:line-break/>Sendmail<text:line-break/>SMTP</text:p>
          </table:table-cell>
        </table:table-row>
        <table:table-row>
          <table:table-cell table:style-name="Table5.A2" office:value-type="string">
            <text:p text:style-name="P16">Path to Sendmail</text:p>
          </table:table-cell>
          <table:table-cell table:style-name="Table5.B2" office:value-type="string">
            <text:p text:style-name="P16">(Sendmail option only)</text:p>
          </table:table-cell>
        </table:table-row>
        <table:table-row>
          <table:table-cell table:style-name="Table5.A2" office:value-type="string">
            <text:p text:style-name="P16">SMTP Server Address</text:p>
          </table:table-cell>
          <table:table-cell table:style-name="Table5.B2" office:value-type="string">
            <text:p text:style-name="P16">(SMTP option only)</text:p>
          </table:table-cell>
        </table:table-row>
        <table:table-row>
          <table:table-cell table:style-name="Table5.A2" office:value-type="string">
            <text:p text:style-name="P16">SMTP Username</text:p>
          </table:table-cell>
          <table:table-cell table:style-name="Table5.B2" office:value-type="string">
            <text:p text:style-name="P16">(SMTP option only)</text:p>
          </table:table-cell>
        </table:table-row>
        <table:table-row>
          <table:table-cell table:style-name="Table5.A2" office:value-type="string">
            <text:p text:style-name="P16">SMTP Password</text:p>
          </table:table-cell>
          <table:table-cell table:style-name="Table5.B2" office:value-type="string">
            <text:p text:style-name="P16">(SMTP option only)</text:p>
          </table:table-cell>
        </table:table-row>
        <table:table-row>
          <table:table-cell table:style-name="Table5.A2" office:value-type="string">
            <text:p text:style-name="P16">SMTP Port</text:p>
          </table:table-cell>
          <table:table-cell table:style-name="Table5.B2" office:value-type="string">
            <text:p text:style-name="P16">(SMTP option only)</text:p>
          </table:table-cell>
        </table:table-row>
        <table:table-row>
          <table:table-cell table:style-name="Table5.A2" office:value-type="string">
            <text:p text:style-name="P16">Security</text:p>
          </table:table-cell>
          <table:table-cell table:style-name="Table5.B2" office:value-type="string">
            <text:p text:style-name="P16">(SMTP option only)<text:line-break/>Options:<text:line-break/>None<text:line-break/>TLS<text:line-break/>SSL</text:p>
          </table:table-cell>
        </table:table-row>
        <table:table-row>
          <table:table-cell table:style-name="Table5.A2" office:value-type="string">
            <text:p text:style-name="P16">SMTP Timeout</text:p>
          </table:table-cell>
          <table:table-cell table:style-name="Table5.B2" office:value-type="string">
            <text:p text:style-name="P16">The SMTP server timeout in seconds.</text:p>
          </table:table-cell>
        </table:table-row>
      </table:table>
      <text:h text:style-name="P60" text:outline-level="2">Payment Settings</text:h>
      <table:table table:name="Table8" table:style-name="Table8">
        <table:table-column table:style-name="Table8.A"/>
        <table:table-column table:style-name="Table8.B"/>
        <table:table-row>
          <table:table-cell table:style-name="Table8.A1" office:value-type="string">
            <text:p text:style-name="P26">Default Receipt Template</text:p>
          </table:table-cell>
          <table:table-cell table:style-name="Table8.B1" office:value-type="string">
            <text:p text:style-name="P20">The default template that is <text:span text:style-name="T14">selected </text:span>when <text:span text:style-name="T16">a receipt</text:span> is generated.</text:p>
          </table:table-cell>
        </table:table-row>
      </table:table>
      <text:h text:style-name="P59" text:outline-level="1">PDF Plugins</text:h>
      <text:p text:style-name="Text_20_body">There are two PDF plugins which MyClientBase supports - dompdf and mPDF. MyClientBase comes shipped with dompdf and works in most cases, but if you have trouble using dompdf with UTF-8 characters, then you'll need to download the mPDF plugin.</text:p>
      <text:h text:style-name="P61" text:outline-level="2">domPDF</text:h>
      <text:p text:style-name="P5">The domPDF plugin is included as the default PDF generator for MyClientBase because of its extremely small size and functionality. <text:s/>The biggest downside to domPDF is it won't output unicode characters. <text:s/>For <text:s/>unicode support, see the mPDF plugin.</text:p>
      <text:h text:style-name="P61" text:outline-level="2">mPDF</text:h>
      <text:p text:style-name="P5">The mPDF plugin is a larger download, but contains unicode support.</text:p>
      <text:p text:style-name="P5"><text:span text:style-name="Strong_20_Emphasis">Installing mPDF</text:span></text:p>
      <text:list xml:id="list1734854395" text:style-name="L6">
        <text:list-item>
          <text:p text:style-name="P50">Download mPDF (http://www.myclientbase.com/download_file/mpdf.zip)</text:p>
        </text:list-item>
        <text:list-item>
          <text:p text:style-name="P50">Unpack the zip file and upload it to system/myclientbase/plugins/mpdf </text:p>
        </text:list-item>
        <text:list-item>
          <text:p text:style-name="P51">System -&gt; System Settings -&gt; Change the PDF plugin to mPDF.</text:p>
        </text:list-item>
      </text:list>
      <text:h text:style-name="P58" text:outline-level="1">Language Translations</text:h>
      <text:p text:style-name="Text_20_body"><text:span text:style-name="T25">Before translating MyClientBase to your own language, check the Language Translation forum (</text:span><text:a xlink:type="simple" xlink:href="http://www.myclientbase.com/forums"><text:span text:style-name="T25">http://www.myclientbase.com/forums</text:span></text:a><text:span text:style-name="T25">) to see if it's already available.</text:span></text:p>
      <text:p text:style-name="P47">Step 1: Create the Language Folder </text:p>
      <text:p text:style-name="P48">Language folder: system/myclientbase/language/ </text:p>
      <text:p text:style-name="P48">Create a new folder for your language and copy the contents of the English folder into your new folder.</text:p>
      <text:p text:style-name="P48"><text:span text:style-name="T2">Step 2: Translate MyClientBase</text:span> </text:p>
      <text:p text:style-name="P48">From your new folder, open mcb_lang.php and provide translations for each of the variables listed.</text:p>
      <text:p text:style-name="P48">For example:<text:line-break/>$lang['default_tax_rate'] = "Default Tax Rate";</text:p>
      <text:p text:style-name="P48">Would become:<text:line-break/>$lang['default_tax_rate'] = "The Translated Value";</text:p>
      <text:p text:style-name="P47">Step 3: Language Configuration</text:p>
      <text:p text:style-name="P48">From your new language folder, open config.php and replace the 'language' and 'charset' values as appropriate.</text:p>
      <text:p text:style-name="P48">Here is a general idea of what to use for the 'charset' value:</text:p>
      <text:list xml:id="list991937082" text:style-name="L7">
        <text:list-item>
          <text:p text:style-name="P52">win-1252 (Western European languages including English, Italian, Spanish, Portuguese, French, German, Dutch, Danish, Swedish, Norwegian, and Icelandic, which use the Latin alphabet)</text:p>
        </text:list-item>
        <text:list-item text:style-override="L8">
          <text:p text:style-name="P53">win-1251 (Languages that use the Cyrillic alphabet such as Russian, Bulgarian, Serbian, Macedonian and Bulgarian)</text:p>
        </text:list-item>
        <text:list-item text:style-override="L8">
          <text:p text:style-name="P53">iso-8859-2 (Supports Central and Eastern European languages that use the Latin alphabet, including Bosnian, Polish, Croatian, Czech, Slovak, Slovenian, Serbian, and Hungarian.) </text:p>
        </text:list-item>
        <text:list-item text:style-override="L8">
          <text:p text:style-name="P53">iso-8859-4 (Estonian, Latvian, Lithuanian, Greenlandic, and Sami.) </text:p>
        </text:list-item>
        <text:list-item text:style-override="L8">
          <text:p text:style-name="P49">iso-8859-7 (Greek) <text:line-break/>iso-8859-9 (Turkish)</text:p>
        </text:list-item>
      </text:list>
      <text:p text:style-name="P48">The charset value is only used by the mPDF plugin to use the proper unicode characters on PDF output. <text:s/>It is not used by the default dompdf plugin nor is it referenced anywhere else within MyClientBase.</text:p>
      <text:p text:style-name="P47">Step 4: CodeIgniter Translations</text:p>
      <text:p text:style-name="P48">MyClientBase is written on top of the CodeIgniter PHP framework. CodeIgniter has many different language variables (not to be confused with MyClientBase language variables), and there are a number of translations already available here: http://codeigniter.com/wiki/Language_Translation/ </text:p>
      <text:p text:style-name="P48">Once you have found your language, unpack it into the new language folder you created in step 1.</text:p>
      <text:p text:style-name="P47">Step 5: System Settings</text:p>
      <text:p text:style-name="P48">Log in to MyClientBase and visit your System Settings area. Choose your new language from the dropdown and save the settings to apply it. Now you should be using MyClientBase in your own native language.</text:p>
      <text:p text:style-name="P47">Step 6: Contribute!</text:p>
      <text:p text:style-name="P48">Please contribute your translation to the community by posting a zip or tar of your language folder to the Language Translation forum (http://www.myclientbase.com/forums/).</text:p>
      <text:h text:style-name="P58" text:outline-level="1">License Information</text:h>
      <text:p text:style-name="Text_20_body">MyClientBase is free and open source software. <text:s/>It may be copied, modified, distributed, redistributed, burned, etc, so long as it remains this way and adheres to the licensing information listed below. <text:s/>Copies of the licenses are included in each download and must be distributed along with any redistribution of the software.</text:p>
      <text:p text:style-name="Text_20_body">MyClientBase is licensed under the GNU General Public License:<text:line-break/><text:a xlink:type="simple" xlink:href="http://www.gnu.org/licenses/gpl.html">http://www.gnu.org/licenses/gpl.html</text:a></text:p>
      <text:p text:style-name="Text_20_body">CodeIgniter is licensed under the CodeIgniter License Agreement<text:line-break/><text:a xlink:type="simple" xlink:href="http://codeigniter.com/user_guide/license.html">http://codeigniter.com/user_guide/license.html</text:a></text:p>
      <text:h text:style-name="Heading_20_1" text:outline-level="1">Credits</text:h>
      <text:p text:style-name="Text_20_body">MyClientBase is a community driven project which will always thrive on the participation of its members. Although each and every community member is an important piece of the project as a whole, the following people, organizations and projects have made MyClientBase possible.</text:p>
      <text:p text:style-name="Text_20_body"/>
      <table:table table:name="Table6" table:style-name="Table6">
        <table:table-column table:style-name="Table6.A"/>
        <table:table-column table:style-name="Table6.B"/>
        <table:table-column table:style-name="Table6.C"/>
        <table:table-row>
          <table:table-cell table:style-name="Table6.A1" office:value-type="string">
            <text:p text:style-name="P16">Who</text:p>
          </table:table-cell>
          <table:table-cell table:style-name="Table6.A1" office:value-type="string">
            <text:p text:style-name="P16">Why</text:p>
          </table:table-cell>
          <table:table-cell table:style-name="Table6.A1" office:value-type="string">
            <text:p text:style-name="P16">Where</text:p>
          </table:table-cell>
        </table:table-row>
        <table:table-row>
          <table:table-cell table:style-name="Table6.A1" office:value-type="string">
            <text:p text:style-name="P16">Jesse D. Terry</text:p>
          </table:table-cell>
          <table:table-cell table:style-name="Table6.A1" office:value-type="string">
            <text:p text:style-name="P16">Author and developer of MyClientBase</text:p>
          </table:table-cell>
          <table:table-cell table:style-name="Table6.A1" office:value-type="string">
            <text:p text:style-name="P16">http://www.myclientbase.com</text:p>
            <text:p text:style-name="P16">jessedterry@gmail.com</text:p>
          </table:table-cell>
        </table:table-row>
        <table:table-row>
          <table:table-cell table:style-name="Table6.A1" office:value-type="string">
            <text:p text:style-name="P16">Warren Ramsey</text:p>
          </table:table-cell>
          <table:table-cell table:style-name="Table6.A1" office:value-type="string">
            <text:p text:style-name="P16">Modular Extensions Library</text:p>
          </table:table-cell>
          <table:table-cell table:style-name="Table6.A1" office:value-type="string">
            <text:p text:style-name="P16">http://code.google.com/p/modular-extensions-php5/</text:p>
          </table:table-cell>
        </table:table-row>
        <table:table-row>
          <table:table-cell table:style-name="Table6.A1" office:value-type="string">
            <text:p text:style-name="P16">William G. Rivera</text:p>
          </table:table-cell>
          <table:table-cell table:style-name="Table6.A1" office:value-type="string">
            <text:p text:style-name="P16">User Interface Design</text:p>
          </table:table-cell>
          <table:table-cell table:style-name="Table6.A1" office:value-type="string">
            <text:p text:style-name="P16">http://www.williamgrivera.com</text:p>
          </table:table-cell>
        </table:table-row>
        <table:table-row>
          <table:table-cell table:style-name="Table6.A1" office:value-type="string">
            <text:p text:style-name="P16">CodeIgniter</text:p>
          </table:table-cell>
          <table:table-cell table:style-name="Table6.A1" office:value-type="string">
            <text:p text:style-name="P16">The PHP Framework for MCB</text:p>
          </table:table-cell>
          <table:table-cell table:style-name="Table6.A1" office:value-type="string">
            <text:p text:style-name="P16">http://www.codeigniter.com</text:p>
          </table:table-cell>
        </table:table-row>
        <table:table-row>
          <table:table-cell table:style-name="Table6.A1" office:value-type="string">
            <text:p text:style-name="P16">jQuery</text:p>
          </table:table-cell>
          <table:table-cell table:style-name="Table6.A1" office:value-type="string">
            <text:p text:style-name="P16">The Javascript Library for MCB</text:p>
          </table:table-cell>
          <table:table-cell table:style-name="Table6.A1" office:value-type="string">
            <text:p text:style-name="P16">http://www.jquery.com</text:p>
          </table:table-cell>
        </table:table-row>
        <table:table-row>
          <table:table-cell table:style-name="Table6.A1" office:value-type="string">
            <text:p text:style-name="P16">PHP</text:p>
          </table:table-cell>
          <table:table-cell table:style-name="Table6.A1" office:value-type="string">
            <text:p text:style-name="P16">Uhhh... do I have to say?</text:p>
          </table:table-cell>
          <table:table-cell table:style-name="Table6.A1" office:value-type="string">
            <text:p text:style-name="P16">http://www.php.net</text:p>
          </table:table-cell>
        </table:table-row>
        <table:table-row>
          <table:table-cell table:style-name="Table6.A8" office:value-type="string">
            <text:p text:style-name="P16">MySQL</text:p>
          </table:table-cell>
          <table:table-cell table:style-name="Table6.A8" office:value-type="string">
            <text:p text:style-name="P16">Read “Why” for PHP</text:p>
          </table:table-cell>
          <table:table-cell table:style-name="Table6.A8" office:value-type="string">
            <text:p text:style-name="P16">http://www.mysql.com</text:p>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padding="0in" fo:border-left="none" fo:border-right="none" fo:border-top="none" fo:border-bottom="0.0008in solid #000000" style:shadow="non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0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DejaVu Sans" style:font-size-asian="12pt" style:font-weight-asian="bold" style:font-name-complex="DejaVu Sans" style:font-size-complex="12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Sans" style:font-size-asian="14pt" style:font-weight-asian="bold" style:font-name-complex="DejaVu Sans" style:font-size-complex="14pt"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Page <text:page-number text:select-page="current">2</text:page-number> of <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tithesis </meta:initial-creator>
    <meta:creation-date>2010-08-01T22:35:36</meta:creation-date>
    <dc:date>2010-11-01T19:56:43</dc:date>
    <dc:creator>antithesis </dc:creator>
    <meta:editing-duration>PT04H14M32S</meta:editing-duration>
    <meta:editing-cycles>106</meta:editing-cycles>
    <meta:generator>OpenOffice.org/3.2$Unix OpenOffice.org_project/320m19$Build-9505</meta:generator>
    <meta:document-statistic meta:table-count="8" meta:image-count="2" meta:object-count="0" meta:page-count="13" meta:paragraph-count="295" meta:word-count="2643" meta:character-count="17043"/>
  </office:meta>
</office:document-meta>
</file>